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Header">
      <style:text-properties style:font-name="DejaVu Sans" fo:font-size="11pt" officeooo:rsid="00090e2a" officeooo:paragraph-rsid="00090e2a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2pt" officeooo:rsid="0002a1c9" officeooo:paragraph-rsid="0002a1c9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3pt" officeooo:rsid="0002a1c9" officeooo:paragraph-rsid="0002a1c9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02a1c9" officeooo:paragraph-rsid="0002a1c9" fo:background-color="#dde8cb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1pt" officeooo:rsid="0002a1c9" officeooo:paragraph-rsid="0002a1c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officeooo:rsid="00090e2a" officeooo:paragraph-rsid="00090e2a"/>
    </style:style>
    <style:style style:name="P7" style:family="paragraph" style:parent-style-name="Standard">
      <style:paragraph-properties fo:text-align="justify" style:justify-single-word="false"/>
      <style:text-properties fo:font-size="12pt" officeooo:rsid="0005d165" officeooo:paragraph-rsid="00090e2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1pt" officeooo:paragraph-rsid="0002a1c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paragraph-rsid="00046034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paragraph-rsid="00090e2a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046034" officeooo:paragraph-rsid="00046034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046034" officeooo:paragraph-rsid="00090e2a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officeooo:rsid="0005d165" officeooo:paragraph-rsid="0005d165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officeooo:rsid="0005d165" officeooo:paragraph-rsid="00090e2a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officeooo:rsid="0005d165" officeooo:paragraph-rsid="000d9cf4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officeooo:rsid="00090e2a" officeooo:paragraph-rsid="00090e2a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officeooo:rsid="00090e2a" officeooo:paragraph-rsid="000d9cf4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officeooo:rsid="000c78ce" officeooo:paragraph-rsid="000c78ce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officeooo:rsid="00090e2a" officeooo:paragraph-rsid="00090e2a" fo:background-color="#dde8cb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officeooo:rsid="000d9cf4" officeooo:paragraph-rsid="000d9cf4" fo:background-color="#dde8cb" style:font-size-asian="9.60000038146973pt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size="11pt" officeooo:rsid="000d9cf4" officeooo:paragraph-rsid="000d9cf4" fo:background-color="transparent" style:font-size-asian="9.60000038146973pt" style:font-size-complex="11pt"/>
    </style:style>
    <style:style style:name="P22" style:family="paragraph" style:parent-style-name="Standard">
      <style:paragraph-properties fo:text-align="justify" style:justify-single-word="false"/>
      <style:text-properties fo:font-size="11pt" officeooo:rsid="000d9cf4" officeooo:paragraph-rsid="000d9cf4" fo:background-color="transparen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fo:font-size="11pt" officeooo:rsid="00090e2a" officeooo:paragraph-rsid="000d9cf4" fo:background-color="transparen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style:font-name="DejaVu Sans" fo:font-size="14pt" officeooo:rsid="0002a1c9" style:font-size-asian="14pt" style:font-size-complex="14pt" loext:padding="0cm" loext:border="none"/>
    </style:style>
    <style:style style:name="T3" style:family="text">
      <style:text-properties style:font-name="DejaVu Sans" fo:font-size="14pt" style:font-size-asian="14pt" style:font-size-complex="14pt" loext:padding="0cm" loext:border="none"/>
    </style:style>
    <style:style style:name="T4" style:family="text">
      <style:text-properties style:font-name="DejaVu Sans" loext:padding="0cm" loext:border="none"/>
    </style:style>
    <style:style style:name="T5" style:family="text">
      <style:text-properties style:font-name="DejaVu Sans" officeooo:rsid="0002a1c9"/>
    </style:style>
    <style:style style:name="T6" style:family="text">
      <style:text-properties style:font-name="DejaVu Sans" officeooo:rsid="0002a1c9" loext:padding="0cm" loext:border="none"/>
    </style:style>
    <style:style style:name="T7" style:family="text">
      <style:text-properties style:font-name="DejaVu Sans" officeooo:rsid="00046034" loext:padding="0cm" loext:border="none"/>
    </style:style>
    <style:style style:name="T8" style:family="text">
      <style:text-properties style:font-name="DejaVu Sans" officeooo:rsid="00090e2a" loext:padding="0cm" loext:border="none"/>
    </style:style>
    <style:style style:name="T9" style:family="text">
      <style:text-properties style:font-name="DejaVu Sans" officeooo:rsid="000aa2bb" loext:padding="0cm" loext:border="none"/>
    </style:style>
    <style:style style:name="T10" style:family="text">
      <style:text-properties style:font-name="DejaVu Sans" officeooo:rsid="00072091" loext:padding="0cm" loext:border="none"/>
    </style:style>
    <style:style style:name="T11" style:family="text">
      <style:text-properties style:font-name="DejaVu Sans" officeooo:rsid="000d9cf4" loext:padding="0cm" loext:border="none"/>
    </style:style>
    <style:style style:name="T12" style:family="text">
      <style:text-properties style:font-name="DejaVu Sans" officeooo:rsid="0002a1c9" style:font-size-asian="11pt" loext:padding="0cm" loext:border="none"/>
    </style:style>
    <style:style style:name="T13" style:family="text">
      <style:text-properties style:font-name="DejaVu Sans" style:font-size-asian="11pt" loext:padding="0cm" loext:border="none"/>
    </style:style>
    <style:style style:name="T14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Solutions</text:span> du projet escape <text:span text:style-name="T1">game</text:span> Totoro</text:p>
      <text:p text:style-name="P2"/>
      <text:p text:style-name="P4">Chemin 1 :</text:p>
      <text:p text:style-name="P5"/>
      <text:p text:style-name="P8"><text:span text:style-name="T5">maison ↴</text:span></text:p>
      <text:p text:style-name="P8"/>
      <text:p text:style-name="P8"><text:span text:style-name="T6">rester à l’extérieur ↴</text:span></text:p>
      <text:p text:style-name="P8"/>
      <text:p text:style-name="P8"><text:span text:style-name="T6">suivre mei (oui) ↴</text:span></text:p>
      <text:p text:style-name="P8"><text:span text:style-name="T6"/></text:p>
      <text:p text:style-name="P8"><text:span text:style-name="T6">vous accroupir près de votre petite sœur ↴</text:span></text:p>
      <text:p text:style-name="P8"><text:span text:style-name="T7"/></text:p>
      <text:p text:style-name="P11"><text:span text:style-name="T4">courir après les esprits </text:span><text:span text:style-name="T6">↴</text:span></text:p>
      <text:p text:style-name="P11"><text:span text:style-name="T6"/></text:p>
      <text:p text:style-name="P9"><text:span text:style-name="T7">s</text:span><text:span text:style-name="T6">uivre le chemin formé par les fruits </text:span><text:span text:style-name="T7">et r</text:span><text:span text:style-name="T4">amasser les noisettes </text:span><text:span text:style-name="T7">(cocher les deux) </text:span><text:span text:style-name="T6">↴</text:span></text:p>
      <text:p text:style-name="P9"><text:span text:style-name="T6"/></text:p>
      <text:p text:style-name="P13"><text:span text:style-name="T6">d</text:span><text:span text:style-name="T4">onner les noisettes aux esprits </text:span><text:span text:style-name="T6">↴</text:span></text:p>
      <text:p text:style-name="P13"><text:span text:style-name="T6"/></text:p>
      <text:p text:style-name="P13"><text:span text:style-name="T6">s’</text:span><text:span text:style-name="T4">approcher de l’arbre </text:span><text:span text:style-name="T6">↴</text:span></text:p>
      <text:p text:style-name="P13"><text:span text:style-name="T6"/></text:p>
      <text:p text:style-name="P13"><text:span text:style-name="T6">dépose</text:span><text:span text:style-name="T10">r</text:span><text:span text:style-name="T6"> les glands pour l'offrande à Totoro </text:span><text:span text:style-name="T11">en forme de</text:span><text:span text:style-name="T4"> flèche vers le haut </text:span><text:span text:style-name="T6">↴</text:span></text:p>
      <text:p text:style-name="P13"><text:span text:style-name="T6"/></text:p>
      <text:p text:style-name="P16"><text:span text:style-name="T6">s</text:span><text:span text:style-name="T4">e lever </text:span><text:span text:style-name="T6">↴</text:span></text:p>
      <text:p text:style-name="P16"><text:span text:style-name="T6"/></text:p>
      <text:p text:style-name="P16"><text:span text:style-name="T6">g</text:span><text:span text:style-name="T4">agné !</text:span></text:p>
      <text:p text:style-name="P16"><text:span text:style-name="T4"/></text:p>
      <text:p text:style-name="P19"><text:span text:style-name="T4">Chemin 2 :</text:span></text:p>
      <text:p text:style-name="P9"><text:span text:style-name="T6"/></text:p>
      <text:p text:style-name="P10"><text:span text:style-name="T5">maison ↴</text:span></text:p>
      <text:p text:style-name="P10"/>
      <text:p text:style-name="P10"><text:span text:style-name="T6">rester à l’extérieur ↴</text:span></text:p>
      <text:p text:style-name="P10"><text:span text:style-name="T6"/></text:p>
      <text:p text:style-name="P10"><text:span text:style-name="T8">ne pas </text:span><text:span text:style-name="T6">suivre mei (</text:span><text:span text:style-name="T8">cocher non</text:span><text:span text:style-name="T6">) ↴</text:span></text:p>
      <text:p text:style-name="P10"><text:span text:style-name="T6"/></text:p>
      <text:p text:style-name="P10"><text:span text:style-name="T8">marcher jusqu’aux rizières </text:span><text:span text:style-name="T6">↴</text:span></text:p>
      <text:p text:style-name="P10"><text:span text:style-name="T7"/></text:p>
      <text:p text:style-name="P12"><text:span text:style-name="T9">aller rejoindre mei</text:span><text:span text:style-name="T4"> </text:span><text:span text:style-name="T6">↴</text:span></text:p>
      <text:p text:style-name="P12"><text:span text:style-name="T6"/></text:p>
      <text:p text:style-name="P18"><text:span text:style-name="T6">c</text:span><text:span text:style-name="T4">ourir après les esprits </text:span><text:span text:style-name="T6">↴</text:span></text:p>
      <text:p text:style-name="P12"><text:span text:style-name="T6"/></text:p>
      <text:p text:style-name="P10"><text:span text:style-name="T7">s</text:span><text:span text:style-name="T6">uivre le chemin formé par les fruits </text:span><text:span text:style-name="T7">et r</text:span><text:span text:style-name="T4">amasser les noisettes </text:span><text:span text:style-name="T7">(cocher les deux) </text:span><text:span text:style-name="T6">↴</text:span></text:p>
      <text:p text:style-name="P10"><text:span text:style-name="T6"/></text:p>
      <text:p text:style-name="P14"><text:span text:style-name="T6">d</text:span><text:span text:style-name="T4">onner les noisettes aux esprits </text:span><text:span text:style-name="T6">↴</text:span></text:p>
      <text:p text:style-name="P7"><text:span text:style-name="T6"/></text:p>
      <text:p text:style-name="P14"><text:span text:style-name="T6">s’</text:span><text:span text:style-name="T4">approcher de l’arbre </text:span><text:span text:style-name="T6">↴</text:span></text:p>
      <text:p text:style-name="P14"><text:span text:style-name="T6"/></text:p>
      <text:p text:style-name="P14"><text:span text:style-name="T6">dépose</text:span><text:span text:style-name="T10">r</text:span><text:span text:style-name="T6"> les glands pour l'offrande à Totoro de manière à ce qu'ils forment </text:span><text:span text:style-name="T4">une flèche vers le haut </text:span><text:span text:style-name="T6">↴</text:span></text:p>
      <text:p text:style-name="P14"><text:span text:style-name="T6"/></text:p>
      <text:p text:style-name="P16"><text:span text:style-name="T6">s</text:span><text:span text:style-name="T4">e lever </text:span><text:span text:style-name="T6">↴</text:span></text:p>
      <text:p text:style-name="P16"><text:span text:style-name="T6"/></text:p>
      <text:p text:style-name="P16"><text:span text:style-name="T6">gagné !</text:span></text:p>
      <text:p text:style-name="P16"><text:span text:style-name="T6"/></text:p>
      <text:p text:style-name="P6"><text:span text:style-name="T2"/></text:p>
      <text:p text:style-name="P20"><text:soft-page-break/><text:span text:style-name="T6">C</text:span><text:span text:style-name="T4">hemin 3 :</text:span></text:p>
      <text:p text:style-name="P20"><text:span text:style-name="T4"/></text:p>
      <text:p text:style-name="P21"><text:span text:style-name="T4">marcher jusqu’à la forêt </text:span><text:span text:style-name="T12">↴</text:span></text:p>
      <text:p text:style-name="P22"><text:span text:style-name="T6"/></text:p>
      <text:p text:style-name="P22"><text:span text:style-name="T6">a</text:span><text:span text:style-name="T4">vancer plus profondément dans la forêt </text:span><text:span text:style-name="T6">↴</text:span></text:p>
      <text:p text:style-name="P22"><text:span text:style-name="T2"/></text:p>
      <text:p text:style-name="P21"><text:span text:style-name="T6">c</text:span><text:span text:style-name="T4">hercher des bambous (entrer « bambous » dans la zone de texte) </text:span><text:span text:style-name="T12">↴</text:span></text:p>
      <text:p text:style-name="P21"><text:span text:style-name="T4"/></text:p>
      <text:p text:style-name="P21"><text:span text:style-name="T4">crier tonari no totoro (entrer « tonari no totoro » dans la zone de texte) </text:span><text:span text:style-name="T12">↴</text:span></text:p>
      <text:p text:style-name="P21"><text:span text:style-name="T12"/></text:p>
      <text:p text:style-name="P21"><text:span text:style-name="T12">s’</text:span><text:span text:style-name="T13">approcher de l’arbre </text:span><text:span text:style-name="T12">↴</text:span></text:p>
      <text:p text:style-name="P21"><text:span text:style-name="T12"/></text:p>
      <text:p text:style-name="P15"><text:span text:style-name="T6">dépose</text:span><text:span text:style-name="T10">r</text:span><text:span text:style-name="T6"> les glands pour l'offrande à Totoro de manière à ce qu'ils forment </text:span><text:span text:style-name="T4">une flèche vers le haut </text:span><text:span text:style-name="T6">↴</text:span></text:p>
      <text:p text:style-name="P15"><text:span text:style-name="T6"/></text:p>
      <text:p text:style-name="P17"><text:span text:style-name="T6">s</text:span><text:span text:style-name="T4">e lever </text:span><text:span text:style-name="T6">↴</text:span></text:p>
      <text:p text:style-name="P17"><text:span text:style-name="T6"/></text:p>
      <text:p text:style-name="P23"><text:span text:style-name="T6">gagné 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11pt" officeooo:rsid="00090e2a" officeooo:paragraph-rsid="00090e2a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21:50:10.827975890</meta:creation-date>
    <dc:date>2022-06-02T22:18:47.117345484</dc:date>
    <meta:editing-duration>PT18M23S</meta:editing-duration>
    <meta:editing-cycles>7</meta:editing-cycles>
    <meta:generator>LibreOffice/7.3.2.2$Linux_X86_64 LibreOffice_project/30$Build-2</meta:generator>
    <meta:document-statistic meta:table-count="0" meta:image-count="0" meta:object-count="0" meta:page-count="2" meta:paragraph-count="35" meta:word-count="227" meta:character-count="1163" meta:non-whitespace-character-count="971"/>
  </office:meta>
</office:document-meta>
</file>